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518" officeooo:paragraph-rsid="001fe518"/>
    </style:style>
    <style:style style:name="P2" style:family="paragraph" style:parent-style-name="Standard">
      <style:text-properties officeooo:rsid="0020d1a7" officeooo:paragraph-rsid="0020d1a7"/>
    </style:style>
    <style:style style:name="P3" style:family="paragraph" style:parent-style-name="Standard" style:list-style-name="L1">
      <style:text-properties officeooo:rsid="0020d1a7" officeooo:paragraph-rsid="0020d1a7"/>
    </style:style>
    <style:style style:name="P4" style:family="paragraph" style:parent-style-name="Standard" style:list-style-name="L2">
      <style:text-properties officeooo:rsid="0020d1a7" officeooo:paragraph-rsid="0020d1a7"/>
    </style:style>
    <style:style style:name="P5" style:family="paragraph" style:parent-style-name="Standard" style:list-style-name="L3">
      <style:text-properties officeooo:rsid="0020d1a7" officeooo:paragraph-rsid="0020d1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SR03 </text:p>
      <text:p text:style-name="P2">Pour assurer le calcul distribué, il est essentiel de permettre l’interconnexion de plusieurs machines en réseau. Pour cela, le calcul distribué repose sur plusieurs types d’architecture : </text:p>
      <text:list xml:id="list4017658652955696787" text:style-name="L1">
        <text:list-item>
          <text:p text:style-name="P3">Le client server </text:p>
        </text:list-item>
        <text:list-item>
          <text:p text:style-name="P3">Le Pair to pair </text:p>
        </text:list-item>
        <text:list-item>
          <text:p text:style-name="P3">Le 3 tier</text:p>
        </text:list-item>
        <text:list-item>
          <text:p text:style-name="P3">Le muli-tier ou n-tier</text:p>
        </text:list-item>
      </text:list>
      <text:p text:style-name="P2">1. Le client server</text:p>
      <text:p text:style-name="P2"><text:tab/>2 parties : Le client et le serveur. </text:p>
      <text:p text:style-name="P2"><text:tab/>Le client provoque l’établissement d’une conversation afin d’obtenir du serveur des données ou un résultat. </text:p>
      <text:p text:style-name="P2">Les avantages de ce type de connexion : <text:tab/></text:p>
      <text:list xml:id="list1337934981890866656" text:style-name="L2">
        <text:list-item>
          <text:p text:style-name="P4">Elle permet l’utilisation d’une interface user riche </text:p>
        </text:list-item>
        <text:list-item>
          <text:p text:style-name="P4">Elle permet l’appropriation des applications par l’utilisateur </text:p>
        </text:list-item>
        <text:list-item>
          <text:p text:style-name="P4">Elle permet l’interopérabilité </text:p>
        </text:list-item>
      </text:list>
      <text:p text:style-name="P2">Problèmes : </text:p>
      <text:list xml:id="list2009464572960736889" text:style-name="L3">
        <text:list-item>
          <text:p text:style-name="P5">Coûts et complexité de maintenance </text:p>
        </text:list-item>
        <text:list-item>
          <text:p text:style-name="P5">Le client supporte tous les traitements applicatifs </text:p>
        </text:list-item>
      </text:list>
      <text:p text:style-name="P2">2.Le Pair to pair </text:p>
      <text:p text:style-name="P2">Voir diapo : </text:p>
      <text:p text:style-name="P2">Chaque client logiciel collecte auprès d'un noeud de répartition la tâche à accomplir, ainsi que la ou les adresses des machines auxquelles il doit renvoyer les résultats.</text:p>
      <text:p text:style-name="P2">3. Le trois ti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2:18:19.877975425</meta:creation-date>
    <dc:date>2017-03-14T22:33:14.528344461</dc:date>
    <meta:editing-duration>PT4M46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156" meta:character-count="951" meta:non-whitespace-character-count="806"/>
  </office:meta>
</office:document-meta>
</file>